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3 9107">
            <text:p>test_Parser(basic): 6,3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3">
            <text:p>6,3 sec</text:p>
          </table:table-cell>
          <table:table-cell table:style-name="ce162" table:formula="of:=TESTSTAT(&quot;count&quot;; [.B48])" office:value-type="float" office:value="9107">
            <text:p>9107</text:p>
          </table:table-cell>
          <table:table-cell table:style-name="ce164" table:formula="of:=[.E48]/[.D48]" office:value-type="float" office:value="1445.55555555556">
            <text:p>1445,6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9.1">
            <text:p>19,1 sec</text:p>
          </table:table-cell>
          <table:table-cell table:style-name="ce163" table:formula="of:=SUM([.E46:.E51])" office:value-type="float" office:value="27739">
            <text:p>27739</text:p>
          </table:table-cell>
          <table:table-cell table:style-name="ce165" table:formula="of:=[.E52]/[.D52]" office:value-type="float" office:value="1452.30366492147">
            <text:p>1452,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6 27734">
            <text:p>test_Parser(all): 17,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6">
            <text:p>17,6 sec</text:p>
          </table:table-cell>
          <table:table-cell table:style-name="ce162" table:formula="of:=TESTSTAT(&quot;count&quot;; [.B54])" office:value-type="float" office:value="27734">
            <text:p>27734</text:p>
          </table:table-cell>
          <table:table-cell table:style-name="ce164" table:formula="of:=[.E54]/[.D54]" office:value-type="float" office:value="1575.79545454545">
            <text:p>1575,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21.05.2017</text:date>, <text:time>16:11: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1T16:11:01.87</dc:date>
    <meta:editing-duration>P159DT23H34M31S</meta:editing-duration>
    <meta:editing-cycles>67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Select Case p.which
			Case "Any": 	out = e
			Case "Val"
				If equ(x, p.a0) Then : out = e
				Else : out = Empty : End If
			Case "Var"
				Dim s As String, y As Variant
				s = p.a0
				y = lookup(s, e)
				If isEmpty(y) Then
					out = extend(e, s, x)
				Else
					out = matches(patVal(y), e, x)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patTl = cadr(p.a0)
					out = matches(patHd, e,   car(x))
					out = matches(patTl, out, cdr(x))
				End If
			Case "ASN"
				If Not(isASN(x)) Then
					out = Empty	' TODO: maybe throw on type error?
				Else
					Dim patLabel As Object, patValue As Object, patChildren As Object
					patLabel    = car(p.a0)
					patValue    = cadr(p.a0)
					patChildren = caddr(p.a0)
					out = matches(patLabel,    e,   asnLabel(x))
					out = matches(patValue,    out, asnValue(x))
					out = matches(patChildren, out, asnChildren(x))
				End If
			Case Else
				croak("TPattern_matches: unsupported pattern .which = " &amp; toString(p.which))
		End Select
	End If
	matches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TPattern, f As Object, e As Object, v As Objec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out = _evalX(f, env, cons(a, argXs)) ' tail-recursive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